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15c0f" officeooo:paragraph-rsid="00015c0f"/>
    </style:style>
    <style:style style:name="P2" style:family="paragraph" style:parent-style-name="Heading_20_1">
      <style:text-properties officeooo:rsid="00026a73" officeooo:paragraph-rsid="00026a73"/>
    </style:style>
    <style:style style:name="P3" style:family="paragraph" style:parent-style-name="Heading_20_1">
      <style:text-properties officeooo:paragraph-rsid="00026a73"/>
    </style:style>
    <style:style style:name="P4" style:family="paragraph" style:parent-style-name="Heading_20_1">
      <style:text-properties officeooo:rsid="000505e2" officeooo:paragraph-rsid="000505e2"/>
    </style:style>
    <style:style style:name="P5" style:family="paragraph" style:parent-style-name="Text_20_body">
      <style:text-properties officeooo:rsid="00015c0f" officeooo:paragraph-rsid="00015c0f"/>
    </style:style>
    <style:style style:name="P6" style:family="paragraph" style:parent-style-name="Text_20_body">
      <style:text-properties officeooo:rsid="00026a73" officeooo:paragraph-rsid="00026a73"/>
    </style:style>
    <style:style style:name="P7" style:family="paragraph" style:parent-style-name="Text_20_body">
      <style:text-properties officeooo:paragraph-rsid="00026a73"/>
    </style:style>
    <style:style style:name="P8" style:family="paragraph" style:parent-style-name="Text_20_body">
      <style:text-properties officeooo:rsid="0003d3e4" officeooo:paragraph-rsid="0003d3e4"/>
    </style:style>
    <style:style style:name="P9" style:family="paragraph" style:parent-style-name="Text_20_body">
      <style:text-properties officeooo:rsid="000505e2" officeooo:paragraph-rsid="000505e2"/>
    </style:style>
    <style:style style:name="P10" style:family="paragraph" style:parent-style-name="Text_20_body">
      <style:text-properties officeooo:paragraph-rsid="000505e2"/>
    </style:style>
    <style:style style:name="T1" style:family="text">
      <style:text-properties officeooo:rsid="00026a73"/>
    </style:style>
    <style:style style:name="T2" style:family="text">
      <style:text-properties officeooo:rsid="000505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jercicio 1</text:h>
      <text:p text:style-name="P5">No, porque esta característica de que tengan el mismo nombre es la que hace que el compilador pueda diferenciar a los constructores del resto de métodos. Si le pusieras otro nombre, no podría identificarlo como un constructores.</text:p>
      <text:h text:style-name="P1" text:outline-level="1">Ejercicio 2</text:h>
      <text:p text:style-name="P5">En los constructores, los atributos se crean antes del cuerpo del bucle, por lo que dentro del bucle no los estaríamos inicializando, sino asignando, sobreescribiendo la “basura” con la que fueron creadas. Sin embargo, en la lista de inicialización, sí se están inicializando, de manera que nunca tienen basura. Además, si alguno de los atributos no tiene constructor por defecto y lo asignamos en el cuerpo, nos dará un error, pues el compilador no podrá crearlo.</text:p>
      <text:h text:style-name="P2" text:outline-level="1">Ejercicio 3</text:h>
      <text:p text:style-name="P6">En la línea 1 se llama al constructor por defecto (línea 4, versión sin parámetros, pues sus dos parámetros tienen valores por defecto). </text:p>
      <text:p text:style-name="P6">El de la línea 2 no funcionaría, el compilador creería que está llamando a alguna función, y daría error de compilación. Se deberían quitar los paréntesis.</text:p>
      <text:p text:style-name="P7"><text:span text:style-name="T1">El de la línea 3 está mal, se debe llamar de la siguiente forma si quieres usar el constructor de la línea 4 con 1 parámetro → punto r(2.);</text:span></text:p>
      <text:p text:style-name="P6">El de la línea 4 llamaría al de la línea 4 con 1 parámetro, usando el otro por defecto.</text:p>
      <text:p text:style-name="P6">El de la línea 5 llama al constructor por defecto (línea 4, ambos parámetros por defecto).</text:p>
      <text:p text:style-name="P6">En la línea 6 se llama al constructor de copia (el de la línea 5).</text:p>
      <text:p text:style-name="P6">En la línea 7 se llama de nuevo al de copia (línea 5), pues es una inicialización, no asignación.</text:p>
      <text:p text:style-name="P6">En la línea 8 se llama al operador de asignación (línea 6), pues esta vez si es una asignación.</text:p>
      <text:h text:style-name="P3" text:outline-level="1"><text:span text:style-name="T1">Ejercicio 4</text:span></text:h>
      <text:p text:style-name="P8">El 1 sólo se puede sustituir por “1”, pues Libro2 no tiene constructor por defecto.</text:p>
      <text:p text:style-name="P8">El 2 los dos tienen, pues a los constructores de las líneas 4 y 11 puedes omitir el int y pasarle solo un string.</text:p>
      <text:p text:style-name="P8">El 3 se puede hacer en el 1 sólo, que es el que tiene constructor por defecto, ya que en esta instrucción estás creando un array de 5 libros, declarados por defecto.</text:p>
      <text:p text:style-name="P8">El 4 <text:span text:style-name="T2">se puede hacer en el 1 sólo, por la misma razón que en la anterior.</text:span></text:p>
      <text:p text:style-name="P9">En el 5 eso ocurre en el 1, que tiene el constructor Libro1(string). Entonces el sistema pasara de const char* a string para poder usar este constructor. En el 2 no, pues tiene el constructor Libro2(const char*) directamente.</text:p>
      <text:p text:style-name="P9"><text:soft-page-break/>En el 6, se podría en los 2, pues hay constructores de conversión en ambos casos. En el 1, de const char* a string, y de string a Libro1, y en Libro2, directamente de const char* a Libro2.</text:p>
      <text:h text:style-name="P4" text:outline-level="1">Ejercicio 5</text:h>
      <text:p text:style-name="P10"/>
      <text:p text:style-name="P8"/>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0:42:33.357873257</meta:creation-date>
    <dc:date>2022-03-22T11:30:15.199498025</dc:date>
    <meta:editing-duration>PT4M59S</meta:editing-duration>
    <meta:editing-cycles>1</meta:editing-cycles>
    <meta:document-statistic meta:table-count="0" meta:image-count="0" meta:object-count="0" meta:page-count="2" meta:paragraph-count="21" meta:word-count="453" meta:character-count="2459" meta:non-whitespace-character-count="2026"/>
    <meta:generator>LibreOffice/6.4.7.2$Linux_X86_64 LibreOffice_project/40$Build-2</meta:generator>
  </office:meta>
</office:document-meta>
</file>